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323f" officeooo:paragraph-rsid="0006323f"/>
    </style:style>
    <style:style style:name="P2" style:family="paragraph" style:parent-style-name="Standard">
      <style:text-properties officeooo:rsid="00091f19" officeooo:paragraph-rsid="00091f19"/>
    </style:style>
    <style:style style:name="P3" style:family="paragraph" style:parent-style-name="Standard">
      <style:text-properties officeooo:rsid="00097e68" officeooo:paragraph-rsid="00097e68"/>
    </style:style>
    <style:style style:name="P4" style:family="paragraph" style:parent-style-name="Standard">
      <style:text-properties officeooo:rsid="00097e68" officeooo:paragraph-rsid="00097e68"/>
    </style:style>
    <style:style style:name="P5" style:family="paragraph" style:parent-style-name="Standard">
      <style:text-properties officeooo:rsid="000b03bf" officeooo:paragraph-rsid="000b03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背景：</text:p>
      <text:p text:style-name="P1">现在在4k多张被裁剪的图片上打标记了，但是现在要用原来的1920×1080的图片去处理，所以要把标记了的坐标映射到原图的尺寸，然后再去打上后排座位的标记</text:p>
      <text:p text:style-name="P1"/>
      <text:p text:style-name="P1">关键点：</text:p>
      <text:p text:style-name="P1">就是如何根据尺寸的缩放来改变xml文件中的每个person的位置坐标</text:p>
      <text:p text:style-name="P1"/>
      <text:p text:style-name="P1"/>
      <text:p text:style-name="P2">裁剪信息：</text:p>
      <text:p text:style-name="P1">Contains all cropped images (per 8 seconds)</text:p>
      <text:p text:style-name="P1"/>
      <text:p text:style-name="P1">58345 images total</text:p>
      <text:p text:style-name="P1"/>
      <text:p text:style-name="P1">cropped size: ('x, y, w, h', 126, 263, 1609, 523)</text:p>
      <text:p text:style-name="P1"/>
      <text:p text:style-name="P1">create time: 2019-09-25 19:06:27</text:p>
      <text:p text:style-name="P1"/>
      <text:p text:style-name="P1"/>
      <text:p text:style-name="P1">/分割线</text:p>
      <text:p text:style-name="P1">下面是工作内容</text:p>
      <text:p text:style-name="P3">1.xml的boundbox的坐标分别是左上角和右下角点的坐标</text:p>
      <text:p text:style-name="P3">，那么是不是可以尝试直接通过网上现有的函数转换一下点的坐标呢？</text:p>
      <text:p text:style-name="P3"/>
      <text:p text:style-name="P5">坐标转换完成，现在4k多张full image的下半部分都打上了标签，剩下就是上面的部分了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6:13:19.991578810</meta:creation-date>
    <meta:generator>LibreOffice/6.0.7.3$Linux_X86_64 LibreOffice_project/00m0$Build-3</meta:generator>
    <dc:date>2019-10-20T10:12:47.658263538</dc:date>
    <meta:editing-duration>PT3H17M49S</meta:editing-duration>
    <meta:editing-cycles>6</meta:editing-cycles>
    <meta:document-statistic meta:table-count="0" meta:image-count="0" meta:object-count="0" meta:page-count="1" meta:paragraph-count="14" meta:word-count="228" meta:character-count="382" meta:non-whitespace-character-count="361"/>
  </office:meta>
</office:document-meta>
</file>